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411cm" style:rel-column-width="9296*"/>
    </style:style>
    <style:style style:name="Tableau1.B" style:family="table-column">
      <style:table-column-properties style:column-width="6.736cm" style:rel-column-width="25970*"/>
    </style:style>
    <style:style style:name="Tableau1.C" style:family="table-column">
      <style:table-column-properties style:column-width="7.851cm" style:rel-column-width="30269*"/>
    </style:style>
    <style:style style:name="Tableau1.A1" style:family="table-cell">
      <style:table-cell-properties fo:padding="0.097cm" fo:border="none"/>
    </style:style>
    <style:style style:name="P1" style:family="paragraph" style:parent-style-name="Prénom_20_NOM">
      <style:text-properties fo:font-weight="normal" style:font-weight-asian="normal" style:font-weight-complex="normal"/>
    </style:style>
    <style:style style:name="P2" style:family="paragraph" style:parent-style-name="Prénom_20_NOM">
      <style:text-properties fo:font-weight="normal" style:font-weight-asian="normal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-complex="Arial"/>
    </style:style>
    <style:style style:name="P7" style:family="paragraph" style:parent-style-name="Standard">
      <style:text-properties fo:color="#800000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0" style:family="paragraph" style:parent-style-name="Text_20_body_20_indent">
      <style:paragraph-properties fo:margin-left="0cm" fo:margin-right="0cm" fo:text-align="center" style:justify-single-word="false" fo:text-indent="0cm" style:auto-text-indent="false"/>
    </style:style>
    <style:style style:name="P11" style:family="paragraph" style:parent-style-name="Prénom_20_NOM">
      <style:paragraph-properties fo:margin-left="8.585cm" fo:margin-right="0cm" fo:text-indent="-0.501cm" style:auto-text-indent="false">
        <style:tab-stops/>
      </style:paragraph-properties>
      <style:text-properties fo:font-weight="normal" style:font-weight-asian="normal" style:font-weight-complex="bold"/>
    </style:style>
    <style:style style:name="T1" style:family="text">
      <style:text-properties fo:font-size="11pt" style:font-size-asian="11pt" style:font-size-complex="11pt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orientstruct_daterelanc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erviceinstructeur_lib_service"/>
        <text:user-field-decl office:value-type="string" office:string-value="" text:name="serviceinstructeur_num_rue"/>
        <text:user-field-decl office:value-type="string" office:string-value="" text:name="serviceinstructeur_nom_rue"/>
        <text:user-field-decl office:value-type="string" office:string-value="" text:name="serviceinstructeur_code_postal"/>
        <text:user-field-decl office:value-type="string" office:string-value="" text:name="serviceinstructeur_ville"/>
        <text:user-field-decl office:value-type="string" office:string-value="" text:name="serviceinstructeur_type_voie"/>
        <text:user-field-decl office:value-type="float" office:value="0" text:name="decisionprecedente_impressiondecision"/>
        <text:user-field-decl office:value-type="string" office:string-value="" text:name="decisionprecedente_decision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</text:user-field-decls>
      <text:section text:style-name="Sect1" text:name="relance">
        <text:p text:style-name="Text_20_body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table:number-columns-spanned="2" office:value-type="string">
              <text:p text:style-name="Table_20_Contents"/>
            </table:table-cell>
            <table:covered-table-cell/>
            <table:table-cell table:style-name="Tableau1.A1" table:number-rows-spanned="4" office:value-type="string">
              <text:p text:style-name="Table_20_Contents"/>
              <text:p text:style-name="P8"><text:s/><text:user-field-get text:name="personne_qual"/> <text:s/><text:user-field-get text:name="personne_nom"/> <text:s/><text:user-field-get text:name="personne_prenom"/></text:p>
              <text:p text:style-name="P8"><text:s/><text:user-field-get text:name="adresse_numvoie"/> <text:s/><text:user-field-get text:name="adresse_typevoie"/> <text:s/><text:user-field-get text:name="adresse_nomvoie"/></text:p>
              <text:p text:style-name="P8"><text:user-field-get text:name="adresse_compladr"/></text:p>
              <text:p text:style-name="P8"><text:user-field-get text:name="adresse_codepos"/> <text:s/><text:user-field-get text:name="adresse_locaadr"/></text:p>
            </table:table-cell>
          </table:table-row>
          <table:table-row>
            <table:table-cell table:style-name="Tableau1.A1" office:value-type="string">
              <text:p text:style-name="P4">Service : </text:p>
            </table:table-cell>
            <table:table-cell table:style-name="Tableau1.A1" office:value-type="string">
              <text:p text:style-name="Table_20_Contents"><text:user-field-get text:name="serviceinstructeur_lib_service"/> </text:p>
              <text:p text:style-name="Table_20_Contents"><text:user-field-get text:name="serviceinstructeur_num_rue"/> <text:s/><text:user-field-get text:name="serviceinstructeur_type_voie"/> <text:s/><text:user-field-get text:name="serviceinstructeur_nom_rue"/> <text:s/><text:user-field-get text:name="serviceinstructeur_code_postal"/> <text:s/><text:user-field-get text:name="serviceinstructeur_ville"/></text:p>
            </table:table-cell>
            <table:covered-table-cell/>
          </table:table-row>
          <table:table-row>
            <table:table-cell table:style-name="Tableau1.A1" office:value-type="string">
              <text:p text:style-name="P4">Affaire suivie par :</text:p>
            </table:table-cell>
            <table:table-cell table:style-name="Tableau1.A1" office:value-type="string">
              <text:p text:style-name="Table_20_Contents"><text:user-field-get text:name="user_nom"/> <text:s/><text:user-field-get text:name="user_prenom"/></text:p>
            </table:table-cell>
            <table:covered-table-cell/>
          </table:table-row>
          <table:table-row>
            <table:table-cell table:style-name="Tableau1.A1" office:value-type="string">
              <text:p text:style-name="P4">Tél. :</text:p>
            </table:table-cell>
            <table:table-cell table:style-name="Tableau1.A1" office:value-type="string">
              <text:p text:style-name="Table_20_Contents"/>
            </table:table-cell>
            <table:covered-table-cell/>
          </table:table-row>
        </table:table>
        <text:p text:style-name="P7">notification_orientstruct_relance2</text:p>
        <text:p text:style-name="Standard"><text:s text:c="2"/><text:span text:style-name="T1">Bobigny le <text:s/></text:span><text:span text:style-name="T1"><text:user-field-get text:name="orientstruct_daterelance"/></text:span><text:span text:style-name="T1"> ,</text:span></text:p>
        <text:p text:style-name="Standard"/>
        <text:p text:style-name="P3"/>
        <text:p text:style-name="P3"/>
        <text:p text:style-name="P3">Dans mon courrier du <text:user-field-get style:data-style-name="N36" text:name="decisionprecedente_impressiondecision">30/12/1899</text:user-field-get>, je vous informais que Monsieur le Président du Conseil général avait décidé de <text:user-field-get text:name="decisionprecedente_decision"/>, suite à l’absence de démarches d’insertion de votre part.</text:p>
        <text:p text:style-name="P3"/>
        <text:p text:style-name="P3">Je vous indiquais également qu’à défaut de contrat d’engagement réciproque, malgré cette première sanction, votre dossier repasserait en commission et que vous vous exposeriez à une suspension totale de votre RSA.</text:p>
        <text:p text:style-name="P3"/>
        <text:p text:style-name="P3">A ce jour, je n’ai reçu aucun contrat vous concernant.</text:p>
        <text:p text:style-name="P3"/>
        <text:p text:style-name="P3">Par conséquent, votre situation va être soumise à l’équipe pluridisciplinaire qui se réunira le <text:user-field-get style:data-style-name="N79" text:name="commissionep_dateseance">samedi 30 décembre 1899</text:user-field-get> à <text:user-field-get text:name="commissionep_dateseance_time"/> à :</text:p>
        <text:p text:style-name="P9"/>
        <text:p text:style-name="P10"><text:user-field-get text:name="commissionep_lieuseance"/></text:p>
        <text:p text:style-name="P5"><text:user-field-get text:name="commissionep_adresseseance"/> – <text:user-field-get text:name="commissionep_codepostalseance"/> <text:user-field-get text:name="commissionep_villeseance"/></text:p>
        <text:p text:style-name="P5"/>
        <text:p text:style-name="P3">Je vous rappelle que vous pourrez être entendu par l’équipe pluridisciplinaire si vous le souhaitez et vous faire accompagner d’une personne de votre choix.</text:p>
        <text:p text:style-name="P3"/>
        <text:p text:style-name="P9">Je reste à votre entière disposition pour tout renseignement complémentaire.</text:p>
        <text:p text:style-name="P3"/>
        <text:p text:style-name="P6">Je vous prie d’agréer, <text:user-field-get text:name="dossierep_personne_qual"/>, l’expression de mes salutations distinguées.</text:p>
        <text:p text:style-name="Texte_20_de_20_saisie"/>
        <text:p text:style-name="Texte_20_de_20_saisie"/>
        <text:p text:style-name="P1">Pour le Président du conseil général</text:p>
        <text:p text:style-name="P1">et par délégation</text:p>
        <text:p text:style-name="P1"><text:soft-page-break/></text:p>
        <text:p text:style-name="P1"/>
        <text:p text:style-name="Prénom_20_NOM">Hélène Pont</text:p>
        <text:p text:style-name="P2">Chef de Bureau adjointe de l’Accès </text:p>
        <text:p text:style-name="P11">au Droit et de l’Allocatio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text-align="justify" style:justify-single-word="false" fo:text-indent="0cm" style:auto-text-indent="false"/>
      <style:text-properties style:font-name="Arial" fo:font-size="11pt" style:font-size-asian="11pt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" fo:font-size="11pt" style:font-name-asian="Times" style:font-size-asian="11pt"/>
    </style:style>
    <style:style style:name="Prénom_20_NOM" style:display-name="Prénom NOM" style:family="paragraph" style:parent-style-name="Standard">
      <style:paragraph-properties fo:margin-left="8.001cm" fo:margin-right="0cm" style:line-height-at-least="0.459cm" fo:text-indent="0cm" style:auto-text-indent="false"/>
      <style:text-properties style:font-name="Arial" fo:font-size="11pt" fo:font-weight="bold" style:font-name-asian="Times" style:font-size-asian="11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2T14:55:14</meta:creation-date>
    <dc:date>2011-07-12T14:35:38.14</dc:date>
    <meta:editing-duration>PT01H31M04S</meta:editing-duration>
    <meta:editing-cycles>20</meta:editing-cycles>
    <meta:generator>OpenOffice.org/3.2$Win32 OpenOffice.org_project/320m12$Build-9483</meta:generator>
    <dc:creator>julien </dc:creator>
    <meta:document-statistic meta:table-count="1" meta:image-count="0" meta:object-count="0" meta:page-count="2" meta:paragraph-count="26" meta:word-count="169" meta:character-count="1129"/>
  </office:meta>
</office:document-meta>
</file>